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Mongo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MongoDb</text:p>
          </table:table-cell>
          <table:covered-table-cell table:number-columns-repeated="5" table:style-name="ce21"/>
          <table:table-cell table:style-name="ce54" table:formula="of:=SUM([.G8:.G126])" office:value-type="float" office:value="0.91650834" calcext:value-type="float">
            <text:p>0.92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0.75" calcext:value-type="float">
              <text:p>0.75</text:p>
            </table:table-cell>
            <table:table-cell table:style-name="ce25" table:formula="of:=[.F8]*[.E8]" office:value-type="float" office:value="0.249975" calcext:value-type="float">
              <text:p>0.25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]*[.E11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22]*[.E22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33]*[.E33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 table:display="false"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/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1.9998" calcext:value-type="float">
              <text:p>2</text:p>
            </table:table-cell>
            <table:table-cell table:style-name="ce25" table:formula="of:=[.F56]*[.E56]" office:value-type="float" office:value="0.66653334" calcext:value-type="float">
              <text:p>0.67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Ye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70]*[.E70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No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81]*[.E81]" office:value-type="float" office:value="0.9999" calcext:value-type="float">
                <text:p>1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>
                  <text:p>Existe Código Duplicado de entre 100 y 500 tokens</text:p>
                </table:table-cell>
                <table:table-cell table:style-name="ce39" table:number-columns-repeated="2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26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Just one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20 or more commits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</text:p>
              </table:table-cell>
              <table:table-cell table:style-name="ce14" office:value-type="string" calcext:value-type="string">
                <text:p>&gt; 50%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8]*[.E118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8:11:52.953041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18:23:30.817439904</dc:date>
    <meta:print-date>2005-07-25T11:10:23</meta:print-date>
    <dc:language>en-US</dc:language>
    <meta:editing-cycles>164</meta:editing-cycles>
    <meta:editing-duration>PT7H37M28S</meta:editing-duration>
    <dc:creator>sarroutbi </dc:creator>
    <meta:document-statistic meta:table-count="2" meta:cell-count="247" meta:object-count="0"/>
    <meta:user-defined meta:name="Info 1"/>
    <meta:user-defined meta:name="Info 2"/>
    <meta:user-defined meta:name="Info 3"/>
    <meta:user-defined meta:name="Info 4"/>
  </office:meta>
</office:document-meta>
</file>